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D700000298FB75B253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5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>
      <style:graphic-properties style:protect="size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color="#ffffff" fo:font-size="22pt" style:font-size-asian="22pt" style:font-size-complex="22pt"/>
    </style:style>
    <style:style style:name="P4" style:family="paragraph">
      <style:text-properties fo:color="#000000" fo:font-size="22pt" style:font-size-asian="22pt" style:font-size-complex="22pt"/>
    </style:style>
    <style:style style:name="T1" style:family="text">
      <style:text-properties fo:color="#ffffff" fo:font-size="22pt" style:font-size-asian="22pt" style:font-size-complex="22pt"/>
    </style:style>
    <style:style style:name="T2" style:family="text">
      <style:text-properties fo:color="#ffffff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43.708cm" svg:height="23.423cm" svg:x="0.192cm" svg:y="0.177cm">
          <draw:image xlink:href="Pictures/10000000000004D700000298FB75B253.jpg" xlink:type="simple" xlink:show="embed" xlink:actuate="onLoad">
            <text:p/>
          </draw:image>
        </draw:frame>
        <draw:custom-shape draw:style-name="gr2" draw:text-style-name="P1" draw:layer="layout" svg:width="1.172cm" svg:height="1.218cm" draw:transform="skewX (0.0212930168743308) rotate (1.13586027719791) translate (13.706cm 15.0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4cm" svg:height="1.7cm" draw:transform="rotate (0.812276233878161) translate (10.327cm 13.0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622cm" svg:height="1.119cm" svg:x="13cm" svg:y="10cm">
          <draw:text-box>
            <text:p text:style-name="P2"><text:span text:style-name="T1">Ура-губа</text:span></text:p>
          </draw:text-box>
        </draw:frame>
        <draw:frame draw:style-name="gr4" draw:text-style-name="P3" draw:layer="layout" svg:width="4.177cm" svg:height="1.2cm" svg:x="9.6cm" svg:y="14cm">
          <draw:text-box>
            <text:p text:style-name="P2"><text:span text:style-name="T2">Пала-губа</text:span></text:p>
          </draw:text-box>
        </draw:frame>
        <draw:custom-shape draw:style-name="gr2" draw:text-style-name="P1" draw:layer="layout" svg:width="1cm" svg:height="1.2cm" svg:x="33.2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982cm" svg:height="1.119cm" svg:x="33.853cm" svg:y="16.638cm">
          <draw:text-box>
            <text:p text:style-name="P2"><text:span text:style-name="T1">Порчниха</text:span></text:p>
          </draw:text-box>
        </draw:frame>
        <draw:custom-shape draw:style-name="gr2" draw:text-style-name="P1" draw:layer="layout" svg:width="0.5cm" svg:height="0.6cm" svg:x="31.6cm" svg:y="1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6cm" svg:x="31.8cm" svg:y="16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6cm" svg:x="32.5cm" svg:y="1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5.349cm" svg:height="1.119cm" svg:x="32.653cm" svg:y="15.8cm">
          <draw:text-box>
            <text:p text:style-name="P2"><text:span text:style-name="T2">Шельпинская</text:span></text:p>
          </draw:text-box>
        </draw:frame>
        <draw:frame draw:style-name="gr3" draw:text-style-name="P3" draw:layer="layout" svg:width="4.38cm" svg:height="1.119cm" svg:x="28.301cm" svg:y="16.9cm">
          <draw:text-box>
            <text:p text:style-name="P2"><text:span text:style-name="T2">Ярнышная</text:span></text:p>
          </draw:text-box>
        </draw:frame>
        <draw:frame draw:style-name="gr3" draw:text-style-name="P3" draw:layer="layout" svg:width="7.305cm" svg:height="1.119cm" svg:x="31.801cm" svg:y="14.981cm">
          <draw:text-box>
            <text:p text:style-name="P2"><text:span text:style-name="T2">Дальнезеленецкая</text:span></text:p>
          </draw:text-box>
        </draw:frame>
        <draw:custom-shape draw:style-name="gr2" draw:text-style-name="P1" draw:layer="layout" svg:width="0.5cm" svg:height="0.6cm" svg:x="30.8cm" svg:y="1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5.476cm" svg:height="1.119cm" svg:x="26.502cm" svg:y="15.8cm">
          <draw:text-box>
            <text:p text:style-name="P2"><text:span text:style-name="T2">Гавриловская</text:span></text:p>
          </draw:text-box>
        </draw:frame>
        <draw:line draw:style-name="gr5" draw:text-style-name="P1" draw:layer="layout" svg:x1="40.6cm" svg:y1="21.8cm" svg:x2="41.8cm" svg:y2="22.8cm">
          <text:p/>
        </draw:line>
        <draw:frame draw:style-name="gr3" draw:text-style-name="P3" draw:layer="layout" svg:width="4.752cm" svg:height="1.119cm" svg:x="39.3cm" svg:y="20.638cm">
          <draw:text-box>
            <text:p text:style-name="P2"><text:span text:style-name="T2">Ивановская</text:span></text:p>
          </draw:text-box>
        </draw:frame>
        <draw:custom-shape draw:style-name="gr2" draw:text-style-name="P1" draw:layer="layout" svg:width="3.4cm" svg:height="1.7cm" draw:transform="rotate (0.812276233878161) translate (-0.323cm 8.6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3.427cm" svg:height="1.119cm" svg:x="2.106cm" svg:y="8.6cm">
          <draw:text-box draw:corner-radius="0.9cm">
            <text:p text:style-name="P2"><text:span text:style-name="T3">Печенга</text:span></text:p>
          </draw:text-box>
        </draw:frame>
        <draw:frame draw:style-name="gr3" draw:text-style-name="P3" draw:layer="layout" svg:width="4.206cm" svg:height="1.119cm" svg:x="9.994cm" svg:y="15.881cm">
          <draw:text-box>
            <text:p text:style-name="P3"><text:span text:style-name="T2">Ретинское</text:span></text:p>
          </draw:text-box>
        </draw:frame>
        <draw:custom-shape draw:style-name="gr2" draw:text-style-name="P1" draw:layer="layout" svg:width="0.985cm" svg:height="0.869cm" draw:transform="skewX (0.0212930168743308) rotate (1.13586027719791) translate (13.921cm 16.91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85cm" svg:height="0.869cm" draw:transform="skewX (0.0212930168743308) rotate (1.13586027719791) translate (11.605cm 21.2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914cm" svg:height="1.2cm" svg:x="12.8cm" svg:y="20.4cm">
          <draw:text-box>
            <text:p text:style-name="P2"><text:span text:style-name="T2">Нагорное</text:span></text:p>
          </draw:text-box>
        </draw:frame>
        <draw:custom-shape draw:style-name="gr2" draw:text-style-name="P1" draw:layer="layout" svg:width="0.985cm" svg:height="0.869cm" draw:transform="skewX (0.0212930168743308) rotate (1.13586027719791) translate (11.606cm 18.9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4.6cm" svg:height="1.119cm" svg:x="7.2cm" svg:y="17.881cm">
          <draw:text-box>
            <text:p text:style-name="P3"><text:span text:style-name="T2">Абрам-мыс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22cm" fo:text-indent="0cm"/>
      <style:text-properties style:use-window-font-color="true" style:text-outline="false" style:text-line-through-style="none" fo:font-family="'Liberation Sans'" style:font-family-generic="roman" style:font-pitch="variable" fo:font-size="33.5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18cm" fo:text-indent="0cm"/>
      <style:text-properties fo:font-size="29.2999992370605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13cm" fo:text-indent="0cm"/>
      <style:text-properties fo:font-size="25.1000003814697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07cm" fo:text-indent="0cm"/>
      <style:text-properties fo:font-size="20.8999996185303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03cm" fo:text-indent="0cm"/>
      <style:text-properties fo:font-size="20.8999996185303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03cm" fo:text-indent="0cm"/>
      <style:text-properties fo:font-size="20.8999996185303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03cm" fo:text-indent="0cm"/>
      <style:text-properties fo:font-size="20.8999996185303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03cm" fo:text-indent="0cm"/>
      <style:text-properties fo:font-size="20.8999996185303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03cm" fo:text-indent="0cm"/>
      <style:text-properties fo:font-size="20.8999996185303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6.0999984741211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44cm" fo:page-height="2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4.908cm" svg:x="1cm" svg:y="3.818cm"/>
      <draw:page-thumbnail draw:layer="backgroundobjects" svg:width="8.999cm" svg:height="4.908cm" svg:x="1cm" svg:y="12.394cm"/>
      <draw:page-thumbnail draw:layer="backgroundobjects" svg:width="8.999cm" svg:height="4.908cm" svg:x="1cm" svg:y="20.97cm"/>
      <draw:page-thumbnail draw:layer="backgroundobjects" svg:width="8.999cm" svg:height="4.908cm" svg:x="11cm" svg:y="3.818cm"/>
      <draw:page-thumbnail draw:layer="backgroundobjects" svg:width="8.999cm" svg:height="4.908cm" svg:x="11cm" svg:y="12.394cm"/>
      <draw:page-thumbnail draw:layer="backgroundobjects" svg:width="8.999cm" svg:height="4.908cm" svg:x="11cm" svg:y="20.97cm"/>
    </style:handout-master>
    <style:master-page style:name="Обычный" style:page-layout-name="PM1" draw:style-name="Mdp1">
      <draw:frame presentation:style-name="Обычный-title" draw:layer="backgroundobjects" svg:width="37.798cm" svg:height="3.673cm" svg:x="3.1cm" svg:y="1.875cm" presentation:class="title" presentation:placeholder="true">
        <draw:text-box/>
      </draw:frame>
      <draw:frame presentation:style-name="Обычный-outline1" draw:layer="backgroundobjects" svg:width="36.958cm" svg:height="12.76cm" svg:x="3.1cm" svg:y="6.148cm" presentation:class="outline" presentation:placeholder="true">
        <draw:text-box/>
      </draw:frame>
      <draw:frame presentation:style-name="Mpr1" draw:text-style-name="MP1" draw:layer="backgroundobjects" svg:width="9.784cm" svg:height="1.517cm" svg:x="3.1cm" svg:y="21.0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3.313cm" svg:height="1.517cm" svg:x="15.363cm" svg:y="21.04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784cm" svg:height="1.517cm" svg:x="31.112cm" svg:y="21.04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ophia Nazarova</meta:initial-creator>
    <meta:creation-date>2013-01-12T18:47:00</meta:creation-date>
    <dc:date>2014-02-13T11:19:01</dc:date>
    <dc:creator>Sophia Nazarova</dc:creator>
    <meta:editing-duration>PT19M38S</meta:editing-duration>
    <meta:editing-cycles>3</meta:editing-cycles>
    <meta:generator>LibreOffice/3.6$Linux_X86_64 LibreOffice_project/360m1$Build-2</meta:generator>
    <meta:document-statistic meta:object-count="48"/>
  </office:meta>
</office:document-meta>
</file>